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6ff1" officeooo:paragraph-rsid="000b6ff1"/>
    </style:style>
    <style:style style:name="P2" style:family="paragraph" style:parent-style-name="Standard">
      <style:text-properties officeooo:rsid="000c3f22" officeooo:paragraph-rsid="000c3f22"/>
    </style:style>
    <style:style style:name="P3" style:family="paragraph" style:parent-style-name="Standard">
      <style:text-properties officeooo:rsid="000db3c8" officeooo:paragraph-rsid="000db3c8"/>
    </style:style>
    <style:style style:name="P4" style:family="paragraph" style:parent-style-name="Standard">
      <style:text-properties officeooo:rsid="000bee3e" officeooo:paragraph-rsid="000bee3e"/>
    </style:style>
    <style:style style:name="P5" style:family="paragraph" style:parent-style-name="Standard">
      <style:text-properties officeooo:rsid="00104212" officeooo:paragraph-rsid="00104212"/>
    </style:style>
    <style:style style:name="P6" style:family="paragraph" style:parent-style-name="Standard">
      <style:text-properties officeooo:rsid="00105232" officeooo:paragraph-rsid="00105232"/>
    </style:style>
    <style:style style:name="P7" style:family="paragraph" style:parent-style-name="Standard">
      <style:text-properties officeooo:rsid="00107566" officeooo:paragraph-rsid="00107566"/>
    </style:style>
    <style:style style:name="P8" style:family="paragraph" style:parent-style-name="Standard">
      <style:text-properties officeooo:rsid="00110a0b" officeooo:paragraph-rsid="00110a0b"/>
    </style:style>
    <style:style style:name="P9" style:family="paragraph" style:parent-style-name="Standard">
      <style:text-properties officeooo:rsid="00125c87" officeooo:paragraph-rsid="00125c87"/>
    </style:style>
    <style:style style:name="P10" style:family="paragraph" style:parent-style-name="Standard">
      <style:text-properties officeooo:rsid="0012a962" officeooo:paragraph-rsid="0012a962"/>
    </style:style>
    <style:style style:name="P11" style:family="paragraph" style:parent-style-name="Standard">
      <style:text-properties officeooo:rsid="0012a962" officeooo:paragraph-rsid="001464ea"/>
    </style:style>
    <style:style style:name="P12" style:family="paragraph" style:parent-style-name="Standard">
      <style:text-properties officeooo:rsid="001464ea" officeooo:paragraph-rsid="001464ea"/>
    </style:style>
    <style:style style:name="P13" style:family="paragraph" style:parent-style-name="Standard">
      <style:text-properties officeooo:rsid="0015fb7c" officeooo:paragraph-rsid="0015fb7c"/>
    </style:style>
    <style:style style:name="P14" style:family="paragraph" style:parent-style-name="Standard">
      <style:text-properties officeooo:rsid="0016aef3" officeooo:paragraph-rsid="0016aef3"/>
    </style:style>
    <style:style style:name="P15" style:family="paragraph" style:parent-style-name="Standard">
      <style:text-properties officeooo:rsid="000b6ff1" officeooo:paragraph-rsid="000b6ff1"/>
    </style:style>
    <style:style style:name="P16" style:family="paragraph" style:parent-style-name="Standard">
      <style:text-properties officeooo:rsid="001d95e2" officeooo:paragraph-rsid="001d95e2"/>
    </style:style>
    <style:style style:name="T1" style:family="text">
      <style:text-properties officeooo:rsid="000c3f22"/>
    </style:style>
    <style:style style:name="T2" style:family="text">
      <style:text-properties officeooo:rsid="000db3c8"/>
    </style:style>
    <style:style style:name="T3" style:family="text">
      <style:text-properties officeooo:rsid="00100b65"/>
    </style:style>
    <style:style style:name="T4" style:family="text">
      <style:text-properties officeooo:rsid="00104212"/>
    </style:style>
    <style:style style:name="T5" style:family="text">
      <style:text-properties officeooo:rsid="001252a8"/>
    </style:style>
    <style:style style:name="T6" style:family="text">
      <style:text-properties officeooo:rsid="001464ea"/>
    </style:style>
    <style:style style:name="T7" style:family="text">
      <style:text-properties officeooo:rsid="0015fb7c"/>
    </style:style>
    <style:style style:name="T8" style:family="text">
      <style:text-properties officeooo:rsid="001d95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enjamin Jenney.</text:p>
      <text:p text:style-name="P1"/>
      <text:p text:style-name="P1">CHAPTER 4</text:p>
      <text:p text:style-name="P1"/>
      <text:p text:style-name="P1">1. <text:span text:style-name="T1">relational expressions.</text:span></text:p>
      <text:p text:style-name="P4">2. 0 if false, 1 if true.</text:p>
      <text:p text:style-name="P2">3. the if statements regard a zero as false and a nonzero value as true.</text:p>
      <text:p text:style-name="P2">4. curly braces.</text:p>
      <text:p text:style-name="P2">5. if part runs if true, else part runs if false.</text:p>
      <text:p text:style-name="P2">6. default.</text:p>
      <text:p text:style-name="P2">7. false</text:p>
      <text:p text:style-name="P2">8. true</text:p>
      <text:p text:style-name="P2">9. <text:span text:style-name="T2">the ! (not) operator has the highest precedence</text:span></text:p>
      <text:p text:style-name="P2">10. <text:span text:style-name="T2">lower</text:span></text:p>
      <text:p text:style-name="P3">11.&amp;&amp;</text:p>
      <text:p text:style-name="P3">12. ||</text:p>
      <text:p text:style-name="P3">13. local</text:p>
      <text:p text:style-name="P3">14. numeric value</text:p>
      <text:p text:style-name="P3">15. break statements</text:p>
      <text:p text:style-name="P3">16.</text:p>
      <text:p text:style-name="P3"><text:tab/>a) 1</text:p>
      <text:p text:style-name="P3"><text:tab/>b) 0</text:p>
      <text:p text:style-name="P3"><text:tab/>c) 0</text:p>
      <text:p text:style-name="P3"><text:tab/>d) 1</text:p>
      <text:p text:style-name="P3">17. if (y == 0) {</text:p>
      <text:p text:style-name="P3"><text:tab/>x = 100;</text:p>
      <text:p text:style-name="P3"><text:s text:c="6"/>}</text:p>
      <text:p text:style-name="P3">18. if (y == 10) {</text:p>
      <text:p text:style-name="P3"><text:tab/>x = 0;</text:p>
      <text:p text:style-name="P3"><text:s text:c="6"/>} else {</text:p>
      <text:p text:style-name="P3"><text:tab/>x = 1;</text:p>
      <text:p text:style-name="P3"><text:s text:c="6"/>}</text:p>
      <text:p text:style-name="P3">19. <text:span text:style-name="T3">if (score &gt;= 90) {</text:span></text:p>
      <text:p text:style-name="P3"><text:tab/><text:span text:style-name="T4">cout &lt;&lt; “Excellent” &lt;&lt; endl;</text:span></text:p>
      <text:p text:style-name="P3"><text:s text:c="6"/><text:span text:style-name="T4">} else if ( score &lt; 90 &amp;&amp; score &gt;= 80) {</text:span></text:p>
      <text:p text:style-name="P3"><text:tab/><text:span text:style-name="T4">cout &lt;&lt; “Good” &lt;&lt; endl;</text:span></text:p>
      <text:p text:style-name="P3"><text:s text:c="6"/><text:span text:style-name="T4">} else if (score &lt; 80){</text:span></text:p>
      <text:p text:style-name="P3"><text:tab/><text:span text:style-name="T4">cout &lt;&lt; “Try Harder” &lt;&lt; endl;</text:span></text:p>
      <text:p text:style-name="P3"><text:s text:c="6"/><text:span text:style-name="T4">}</text:span></text:p>
      <text:p text:style-name="P5">20. if(minimum) {</text:p>
      <text:p text:style-name="P5"><text:tab/>hours = 10;</text:p>
      <text:p text:style-name="P5"><text:s text:c="6"/>}</text:p>
      <text:p text:style-name="P5">21. if (x &lt; y) {</text:p>
      <text:p text:style-name="P5"><text:tab/>q = a+b;</text:p>
      <text:p text:style-name="P5"><text:s text:c="6"/>} else {</text:p>
      <text:p text:style-name="P5"><text:tab/>q = x*2;</text:p>
      <text:p text:style-name="P5"><text:s text:c="6"/>}</text:p>
      <text:p text:style-name="P5"/>
      <text:p text:style-name="P5"/>
      <text:p text:style-name="P5"><text:soft-page-break/></text:p>
      <text:p text:style-name="P5"/>
      <text:p text:style-name="P5">22. switch (choice) {</text:p>
      <text:p text:style-name="P5"><text:tab/>case 1 : cout &lt;&lt; fixed &lt;&lt; showpoint &lt;&lt; setprecision(2);</text:p>
      <text:p text:style-name="P5"><text:tab/><text:tab/>break;</text:p>
      <text:p text:style-name="P5"><text:tab/>case 2 :</text:p>
      <text:p text:style-name="P5"><text:tab/>case 3 : cout &lt;&lt; fixed &lt;&lt; showpoint &lt;&lt; setprecision(4);</text:p>
      <text:p text:style-name="P5"><text:tab/><text:tab/>break;</text:p>
      <text:p text:style-name="P5"><text:tab/>case 4 : cout &lt;&lt; fixed &lt;&lt; showpoint &lt;&lt; setprecision(6);</text:p>
      <text:p text:style-name="P5"><text:tab/><text:tab/>break;</text:p>
      <text:p text:style-name="P5"><text:tab/>default : cout &lt;&lt; fixed &lt;&lt; showpoint &lt;&lt; setprecision(8);</text:p>
      <text:p text:style-name="P5"><text:s text:c="5"/>}</text:p>
      <text:p text:style-name="P6">23.</text:p>
      <text:p text:style-name="P6"><text:tab/>A) true</text:p>
      <text:p text:style-name="P6"><text:tab/>B) false</text:p>
      <text:p text:style-name="P6"><text:tab/>C) true</text:p>
      <text:p text:style-name="P6">24.</text:p>
      <text:p text:style-name="P6"><text:tab/>A) <text:s/>true</text:p>
      <text:p text:style-name="P6"><text:tab/>B) false</text:p>
      <text:p text:style-name="P6"><text:tab/>C) true</text:p>
      <text:p text:style-name="P6"/>
      <text:p text:style-name="P6"/>
      <text:p text:style-name="P7">32.if (count &gt;= 0 || count &lt;= 100)</text:p>
      <text:p text:style-name="P7"><text:s/>Or is the wrong logical operator, should be And (&amp;&amp;). As it is written all numbers <text:span text:style-name="T8">assigned to</text:span> count will give a true statement since all numbers are either less than or equal to 100 or greater than or equal to zero. Rather both conditions should have to be true.</text:p>
      <text:p text:style-name="P7"/>
      <text:p text:style-name="P8">34. If one condition is true in an Or statement than the whole statement will be true, so if x <text:span text:style-name="T5">equals one </text:span>it return<text:span text:style-name="T5">s as</text:span> false || true <text:s/><text:span text:style-name="T5">since x does not equal two, this means no matter what x equals this code block will run,</text:span> which is not what is desired, instead you should use the And logical operator. Also the syntax is wrong should be : if (x != 1 &amp;&amp; x != 2).</text:p>
      <text:p text:style-name="P8"/>
      <text:p text:style-name="P9">35.</text:p>
      <text:p text:style-name="P9">A) line 1: inappropriate semicolon in middle of ostream statement.</text:p>
      <text:p text:style-name="P9">Line 3 : missing semicolon at end of variable declarations</text:p>
      <text:p text:style-name="P10">line 8 : semicolon after if conditional statement, uses assignment statement rather than the “equals” relational operator.</text:p>
      <text:p text:style-name="P10">Line 9 : calls the previously uninitialized variable perfectScore.</text:p>
      <text:p text:style-name="P11">Line 13 : <text:span text:style-name="T6">initializes perfectScore after <text:s/>possibly assigning a value to it, should be above line 8.</text:span></text:p>
      <text:p text:style-name="P11"><text:span text:style-name="T6">line 14 : semicolon after if conditional expression, no curly braces.</text:span> </text:p>
      <text:p text:style-name="P12"/>
      <text:p text:style-name="P12">B) line 8 : missing curly braces for if block.</text:p>
      <text:p text:style-name="P12">line 12 : missing curly braces for else block.</text:p>
      <text:p text:style-name="P12">Line 14 : not a new cout statement.</text:p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C) </text:p>
      <text:p text:style-name="P12"><text:span text:style-name="T7">line 9 : </text:span>else if (testScore &gt;= 60 &amp;&amp; testScore &lt;= 70)</text:p>
      <text:p text:style-name="P13">line11 : else if (testScore &gt; 70 &amp;&amp; testScore &lt;= 80)</text:p>
      <text:p text:style-name="P13">line 13 : else if (testScore &gt; 80 &amp;&amp; testScore &lt;= 90)</text:p>
      <text:p text:style-name="P13">line 15 : else if (testScore &gt; 90 &amp;&amp; testScore&lt;= 100)</text:p>
      <text:p text:style-name="P13">line17 : else</text:p>
      <text:p text:style-name="P12"/>
      <text:p text:style-name="P13">D)</text:p>
      <text:p text:style-name="P14">the switch statement is not designed to handle relational operators in this way, this whole code should be refactored into an if/else if stat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2:08:23.402240881</meta:creation-date>
    <meta:editing-duration>PT34M15S</meta:editing-duration>
    <meta:editing-cycles>5</meta:editing-cycles>
    <meta:generator>LibreOffice/6.0.6.2$Linux_X86_64 LibreOffice_project/00m0$Build-2</meta:generator>
    <dc:date>2018-10-09T15:50:29.408464981</dc:date>
    <meta:document-statistic meta:table-count="0" meta:image-count="0" meta:object-count="0" meta:page-count="3" meta:paragraph-count="84" meta:word-count="545" meta:character-count="2731" meta:non-whitespace-character-count="2175"/>
  </office:meta>
</office:document-meta>
</file>